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8.651875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ntar el numero de caracteres que hay desde la primera y ultima aparicion de un carácter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0, "pan", 'o' || 1, "pan", 'a' || 6, "Panacea", 'a'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21:20Z</dc:date>
    <meta:editing-cycles>5</meta:editing-cycles>
    <meta:editing-duration>PT3599S</meta:editing-duration>
  </office:meta>
</office:document-meta>
</file>